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39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0.6299in"/>
    </style:style>
    <style:style style:name="co8" style:family="table-column">
      <style:table-column-properties fo:break-before="auto" style:column-width="1.1799in"/>
    </style:style>
    <style:style style:name="co9" style:family="table-column">
      <style:table-column-properties fo:break-before="auto" style:column-width="0.9937in"/>
    </style:style>
    <style:style style:name="co10" style:family="table-column">
      <style:table-column-properties fo:break-before="auto" style:column-width="6.1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Watch 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018" table:default-cell-style-name="ce1"/>
        <table:table-row table:style-name="ro2">
          <table:table-cell office:value-type="string">
            <text:p>Title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Platform</text:p>
          </table:table-cell>
          <table:table-cell office:value-type="string">
            <text:p>Network</text:p>
          </table:table-cell>
          <table:table-cell office:value-type="string">
            <text:p>Notes</text:p>
          </table:table-cell>
          <table:table-cell table:number-columns-repeated="1018"/>
        </table:table-row>
        <table:table-row table:style-name="ro3">
          <table:table-cell office:value-type="string">
            <text:p>2 Broke Girls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table:number-columns-repeated="2" office:value-type="string">
            <text:p>CBS</text:p>
          </table:table-cell>
          <table:table-cell office:value-type="string">
            <text:p>Max's ex shows back up</text:p>
            <text:p>Girls go shopping for a desert bar local</text:p>
            <text:p>Sophie pregnant</text:p>
            <text:p>ANAL JOKES!</text:p>
          </table:table-cell>
          <table:table-cell table:number-columns-repeated="1018"/>
        </table:table-row>
        <table:table-row table:style-name="ro3">
          <table:table-cell office:value-type="string">
            <text:p>Crazy Ex-Girlfriend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Reconciling relationships</text:p>
            <text:p>Greg is a douche</text:p>
            <text:p>Valencia is a bitch</text:p>
            <text:p>Josh goes after Rebecca</text:p>
          </table:table-cell>
          <table:table-cell table:number-columns-repeated="1018"/>
        </table:table-row>
        <table:table-row table:style-name="ro4">
          <table:table-cell office:value-type="string">
            <text:p>Last Man on Earth, The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Prank war gets out of hand.</text:p>
            <text:p>Tod is banging two broads and is king of the land</text:p>
          </table:table-cell>
          <table:table-cell table:number-columns-repeated="1018"/>
        </table:table-row>
        <table:table-row table:style-name="ro4">
          <table:table-cell office:value-type="string">
            <text:p>New Girl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Jess goes after Sam who put a restraining order on her.</text:p>
            <text:p>D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Jess tries to buy a car and has Nick sub in.</text:p>
            <text:p>Winston finds his prank goddess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Nick and Sam find a middle ground</text:p>
            <text:p>Until Jess has a sex dream about Nick</text:p>
          </table:table-cell>
          <table:table-cell table:number-columns-repeated="1018"/>
        </table:table-row>
        <table:table-row table:style-name="ro2">
          <table:table-cell office:value-type="string">
            <text:p>Cooper Barrett's Guide to Surviving Life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Cooper finds his parents aren't who he thought they were.</text:p>
          </table:table-cell>
          <table:table-cell table:number-columns-repeated="1018"/>
        </table:table-row>
        <table:table-row table:style-name="ro2">
          <table:table-cell office:value-type="string">
            <text:p>Brooklyn Nine-Nine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Amy makes headway in prison, Holt calls in an FBI frien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ey have to get Bob out of the hospital and dodge gangsters: they hide at Rosa's</text:p>
          </table:table-cell>
          <table:table-cell table:number-columns-repeated="1018"/>
        </table:table-row>
        <table:table-row table:style-name="ro4">
          <table:table-cell office:value-type="string">
            <text:p>Modern Family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Claire tries to hide a dog from Phil, Cam joins a religious band.</text:p>
            <text:p>Manny watched a kids show.</text:p>
          </table:table-cell>
          <table:table-cell table:number-columns-repeated="1018"/>
        </table:table-row>
        <table:table-row table:style-name="ro2">
          <table:table-cell office:value-type="string">
            <text:p>The Middle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Sue has an annoying boyfriend. Axel doesn't want to play football.</text:p>
          </table:table-cell>
          <table:table-cell table:number-columns-repeated="1018"/>
        </table:table-row>
        <table:table-row table:style-name="ro2">
          <table:table-cell office:value-type="string">
            <text:p>Last Man Standing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Mike and Vanessa end up at marriage counseling for Mandy and Kyle.</text:p>
          </table:table-cell>
          <table:table-cell table:number-columns-repeated="1018"/>
        </table:table-row>
        <table:table-row table:style-name="ro5">
          <table:table-cell office:value-type="string">
            <text:p>Crowded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office:value-type="string">
            <text:p>Mike is sick, Betty White cares for him</text:p>
            <text:p>Her daughter gets a make over</text:p>
            <text:p>Shay finds a guy to bang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Mike and Bob become traffic reporters</text:p>
            <text:p>Martina tries to find Mike's mom</text:p>
          </table:table-cell>
          <table:table-cell table:number-columns-repeated="1018"/>
        </table:table-row>
        <table:table-row table:style-name="ro2">
          <table:table-cell office:value-type="string">
            <text:p>Mom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table:number-columns-repeated="2" office:value-type="string">
            <text:p>CBS</text:p>
          </table:table-cell>
          <table:table-cell office:value-type="string">
            <text:p>Alan gets a second chance</text:p>
          </table:table-cell>
          <table:table-cell table:number-columns-repeated="1018"/>
        </table:table-row>
        <table:table-row table:style-name="ro2">
          <table:table-cell office:value-type="string">
            <text:p>Bob's Burgers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Tina gets the lead in the anti-mono musical</text:p>
          </table:table-cell>
          <table:table-cell table:number-columns-repeated="1018"/>
        </table:table-row>
        <table:table-row table:style-name="ro4">
          <table:table-cell office:value-type="string">
            <text:p>Elementary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table:number-columns-repeated="2" office:value-type="string">
            <text:p>CBS</text:p>
          </table:table-cell>
          <table:table-cell office:value-type="string">
            <text:p>FAKE MURDER!</text:p>
            <text:p>Morland is onto his mole</text:p>
          </table:table-cell>
          <table:table-cell table:number-columns-repeated="1018"/>
        </table:table-row>
        <table:table-row table:style-name="ro2">
          <table:table-cell office:value-type="string">
            <text:p>Castle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Hayley has an in on a theft turned murder</text:p>
          </table:table-cell>
          <table:table-cell table:number-columns-repeated="1018"/>
        </table:table-row>
        <table:table-row table:style-name="ro4">
          <table:table-cell office:value-type="string">
            <text:p>Grimm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office:value-type="string">
            <text:p>Japanese guardian wesen, Renard plot pushes forward, Eve confronts Adaline, Adaline goes back to work (in secret), and Nick knows.</text:p>
          </table:table-cell>
          <table:table-cell table:number-columns-repeated="1018"/>
        </table:table-row>
        <table:table-row table:style-name="ro4">
          <table:table-cell office:value-type="string">
            <text:p>Lucifer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Lucifer is basically scared of decker</text:p>
            <text:p>He has it out with his brother</text:p>
          </table:table-cell>
          <table:table-cell table:number-columns-repeated="1018"/>
        </table:table-row>
        <table:table-row table:style-name="ro2">
          <table:table-cell office:value-type="string">
            <text:p>Supergirl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table:number-columns-repeated="2" office:value-type="string">
            <text:p>CBS</text:p>
          </table:table-cell>
          <table:table-cell office:value-type="string">
            <text:p>MMH and SG go after Myriad, touchy feelies</text:p>
          </table:table-cell>
          <table:table-cell table:number-columns-repeated="1018"/>
        </table:table-row>
        <table:table-row table:style-name="ro4">
          <table:table-cell office:value-type="string">
            <text:p>DC Legends of Tomorrow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COWBOY EPISODE!</text:p>
            <text:p>Time hunters come after the team, the "Wolf" is targeting their younger selves.</text:p>
          </table:table-cell>
          <table:table-cell table:number-columns-repeated="1018"/>
        </table:table-row>
        <table:table-row table:style-name="ro2">
          <table:table-cell office:value-type="string">
            <text:p>Marvel Agents of SHIELD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Backstory on Malick: tragedy. <text:s/>Team captures and interegates the telekinetic.</text:p>
          </table:table-cell>
          <table:table-cell table:number-columns-repeated="1018"/>
        </table:table-row>
        <table:table-row table:style-name="ro2">
          <table:table-cell office:value-type="string">
            <text:p>Once Upon a Time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9"/>
        </table:table-row>
        <table:table-row table:style-name="ro4">
          <table:table-cell office:value-type="string">
            <text:p>Stitchers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ABC FAMILY</text:p>
          </table:table-cell>
          <table:table-cell office:value-type="string">
            <text:p>Camille gets Linus' stuff back from her brother.</text:p>
            <text:p>Victim is a brain damaged scientist who died twice working on nanobots.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Sneaky stitch</text:p>
            <text:p>Kirsten's ex is back</text:p>
          </table:table-cell>
          <table:table-cell table:number-columns-repeated="1018"/>
        </table:table-row>
        <table:table-row table:style-name="ro5">
          <table:table-cell office:value-type="string">
            <text:p>Catch, The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Princess makes moves before she leaves, letting Thorne win. <text:s/>Assassin gives Thorne's group an extension.</text:p>
            <text:p>Thorne and Alice recocile and she lets him get away.</text:p>
          </table:table-cell>
          <table:table-cell table:number-columns-repeated="1018"/>
        </table:table-row>
        <table:table-row table:style-name="ro4">
          <table:table-cell office:value-type="string">
            <text:p>100, The</text:p>
          </table:table-cell>
          <table:table-cell office:value-type="string">
            <text:p>Episode</text:p>
          </table:table-cell>
          <table:table-cell office:value-type="string">
            <text:p>Survival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Alie uses Raven to hurt everyone</text:p>
            <text:p>They save Raven and find the "cure"</text:p>
          </table:table-cell>
          <table:table-cell table:number-columns-repeated="1018"/>
        </table:table-row>
        <table:table-row table:style-name="ro2">
          <table:table-cell office:value-type="string">
            <text:p>Unbreakable Kimmy Schmidt</text:p>
          </table:table-cell>
          <table:table-cell office:value-type="string">
            <text:p>Binge</text:p>
          </table:table-cell>
          <table:table-cell office:value-type="string">
            <text:p>Comedy</text:p>
          </table:table-cell>
          <table:table-cell office:value-type="string">
            <text:p>Netflix.com</text:p>
          </table:table-cell>
          <table:table-cell office:value-type="string">
            <text:p>Netflix</text:p>
          </table:table-cell>
          <table:table-cell table:number-columns-repeated="1019"/>
        </table:table-row>
        <table:table-row table:style-name="ro2">
          <table:table-cell office:value-type="string">
            <text:p>Fuller House</text:p>
          </table:table-cell>
          <table:table-cell office:value-type="string">
            <text:p>Binge</text:p>
          </table:table-cell>
          <table:table-cell office:value-type="string">
            <text:p>Family Sitcom</text:p>
          </table:table-cell>
          <table:table-cell office:value-type="string">
            <text:p>Netflix.com</text:p>
          </table:table-cell>
          <table:table-cell office:value-type="string">
            <text:p>Netflix</text:p>
          </table:table-cell>
          <table:table-cell table:number-columns-repeated="1019"/>
        </table:table-row>
        <table:table-row table:style-name="ro2">
          <table:table-cell office:value-type="string">
            <text:p>Fresh Off the Boat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9"/>
        </table:table-row>
        <table:table-row table:style-name="ro2">
          <table:table-cell office:value-type="string">
            <text:p>Real O'Neils, The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9"/>
        </table:table-row>
        <table:table-row table:style-name="ro2">
          <table:table-cell office:value-type="string">
            <text:p>Family Guy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9"/>
        </table:table-row>
        <table:table-row table:style-name="ro2">
          <table:table-cell office:value-type="string">
            <text:p>Grandfathered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9"/>
        </table:table-row>
        <table:table-row table:style-name="ro2">
          <table:table-cell office:value-type="string">
            <text:p>Life in Pieces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table:number-columns-repeated="2" office:value-type="string">
            <text:p>CBS</text:p>
          </table:table-cell>
          <table:table-cell table:number-columns-repeated="1019"/>
        </table:table-row>
        <table:table-row table:style-name="ro2">
          <table:table-cell office:value-type="string">
            <text:p>Supernatural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9"/>
        </table:table-row>
        <table:table-row table:style-name="ro2">
          <table:table-cell office:value-type="string">
            <text:p>Arrow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9"/>
        </table:table-row>
        <table:table-row table:style-name="ro2">
          <table:table-cell office:value-type="string">
            <text:p>Shadow Hunters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Freeform</text:p>
          </table:table-cell>
          <table:table-cell table:number-columns-repeated="1019"/>
        </table:table-row>
        <table:table-row table:style-name="ro2">
          <table:table-cell office:value-type="string">
            <text:p>Flash, The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9"/>
        </table:table-row>
        <table:table-row table:style-name="ro2">
          <table:table-cell office:value-type="string">
            <text:p>Big Bang Theory, The</text:p>
          </table:table-cell>
          <table:table-cell office:value-type="string">
            <text:p>Skip</text:p>
          </table:table-cell>
          <table:table-cell office:value-type="string">
            <text:p>Sitcom</text:p>
          </table:table-cell>
          <table:table-cell table:number-columns-repeated="2" office:value-type="string">
            <text:p>CBS</text:p>
          </table:table-cell>
          <table:table-cell table:number-columns-repeated="1019"/>
        </table:table-row>
        <table:table-row table:style-name="ro2">
          <table:table-cell office:value-type="string">
            <text:p>Odd Couple, The</text:p>
          </table:table-cell>
          <table:table-cell office:value-type="string">
            <text:p>Upcoming</text:p>
          </table:table-cell>
          <table:table-cell office:value-type="string">
            <text:p>Sitcom</text:p>
          </table:table-cell>
          <table:table-cell table:number-columns-repeated="2" office:value-type="string">
            <text:p>CBS</text:p>
          </table:table-cell>
          <table:table-cell table:number-columns-repeated="1019"/>
        </table:table-row>
        <table:table-row table:style-name="ro2">
          <table:table-cell office:value-type="string">
            <text:p>Zoo</text:p>
          </table:table-cell>
          <table:table-cell office:value-type="string">
            <text:p>28 June</text:p>
          </table:table-cell>
          <table:table-cell office:value-type="string">
            <text:p>Detective</text:p>
          </table:table-cell>
          <table:table-cell table:number-columns-repeated="2" office:value-type="string">
            <text:p>CBS</text:p>
          </table:table-cell>
          <table:table-cell table:number-columns-repeated="1019"/>
        </table:table-row>
        <table:table-row table:style-name="ro2">
          <table:table-cell office:value-type="string">
            <text:p>American Gothic</text:p>
          </table:table-cell>
          <table:table-cell office:value-type="string">
            <text:p>22 June</text:p>
          </table:table-cell>
          <table:table-cell office:value-type="string">
            <text:p>Detective</text:p>
          </table:table-cell>
          <table:table-cell table:number-columns-repeated="2" office:value-type="string">
            <text:p>CBS</text:p>
          </table:table-cell>
          <table:table-cell table:number-columns-repeated="1019"/>
        </table:table-row>
        <table:table-row table:style-name="ro2">
          <table:table-cell office:value-type="string">
            <text:p>One Punch Man</text:p>
          </table:table-cell>
          <table:table-cell office:value-type="string">
            <text:p>Hiatus</text:p>
          </table:table-cell>
          <table:table-cell office:value-type="string">
            <text:p>Action</text:p>
          </table:table-cell>
          <table:table-cell office:value-type="string">
            <text:p>Hulu.com</text:p>
          </table:table-cell>
          <table:table-cell office:value-type="string">
            <text:p>Viz Media</text:p>
          </table:table-cell>
          <table:table-cell table:number-columns-repeated="1019"/>
        </table:table-row>
        <table:table-row table:style-name="ro2">
          <table:table-cell office:value-type="string">
            <text:p>Izombie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9"/>
        </table:table-row>
        <table:table-row table:style-name="ro2">
          <table:table-cell office:value-type="string">
            <text:p>11.22.63 (Down the Rabbit Hole)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9"/>
        </table:table-row>
        <table:table-row table:style-name="ro2">
          <table:table-cell office:value-type="string">
            <text:p>Second Chance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9"/>
        </table:table-row>
        <table:table-row table:style-name="ro2">
          <table:table-cell office:value-type="string">
            <text:p>Agent Carter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9"/>
        </table:table-row>
        <table:table-row table:style-name="ro2">
          <table:table-cell office:value-type="string">
            <text:p>Minority Report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9"/>
        </table:table-row>
        <table:table-row table:style-name="ro2">
          <table:table-cell office:value-type="string">
            <text:p>The Librarians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string">
            <text:p>Hulu.com</text:p>
          </table:table-cell>
          <table:table-cell office:value-type="string">
            <text:p>TNT</text:p>
          </table:table-cell>
          <table:table-cell table:number-columns-repeated="1019"/>
        </table:table-row>
        <table:table-row table:style-name="ro2">
          <table:table-cell office:value-type="string">
            <text:p>Casual</text:p>
          </table:table-cell>
          <table:table-cell office:value-type="string">
            <text:p>Hiatus</text:p>
          </table:table-cell>
          <table:table-cell office:value-type="string">
            <text:p>Family Sitcom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9"/>
        </table:table-row>
        <table:table-row table:style-name="ro2">
          <table:table-cell office:value-type="string">
            <text:p>On the Spot</text:p>
          </table:table-cell>
          <table:table-cell office:value-type="string">
            <text:p>Hiatus</text:p>
          </table:table-cell>
          <table:table-cell office:value-type="string">
            <text:p>Improve</text:p>
          </table:table-cell>
          <table:table-cell office:value-type="string">
            <text:p>Roosterteeth.com</text:p>
          </table:table-cell>
          <table:table-cell office:value-type="string">
            <text:p>Roosterteeth</text:p>
          </table:table-cell>
          <table:table-cell table:number-columns-repeated="1019"/>
        </table:table-row>
        <table:table-row table:style-name="ro2">
          <table:table-cell office:value-type="string">
            <text:p>Journey Quest</text:p>
          </table:table-cell>
          <table:table-cell office:value-type="string">
            <text:p>Hiatus</text:p>
          </table:table-cell>
          <table:table-cell office:value-type="string">
            <text:p>Miscellaneous</text:p>
          </table:table-cell>
          <table:table-cell office:value-type="string">
            <text:p>Youtube.com</text:p>
          </table:table-cell>
          <table:table-cell office:value-type="string">
            <text:p>Independent</text:p>
          </table:table-cell>
          <table:table-cell table:number-columns-repeated="1019"/>
        </table:table-row>
        <table:table-row table:style-name="ro2">
          <table:table-cell office:value-type="string">
            <text:p>Muppets, Th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9"/>
        </table:table-row>
        <table:table-row table:style-name="ro2">
          <table:table-cell office:value-type="string">
            <text:p>Comedians, Th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FX</text:p>
          </table:table-cell>
          <table:table-cell table:number-columns-repeated="1019"/>
        </table:table-row>
        <table:table-row table:style-name="ro2">
          <table:table-cell office:value-type="string">
            <text:p>Angel from Hell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table:number-columns-repeated="2" office:value-type="string">
            <text:p>CBS</text:p>
          </table:table-cell>
          <table:table-cell table:number-columns-repeated="1019"/>
        </table:table-row>
        <table:table-row table:style-name="ro2">
          <table:table-cell office:value-type="string">
            <text:p>Super Stor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table:number-columns-repeated="1019"/>
        </table:table-row>
        <table:table-row table:style-name="ro2">
          <table:table-cell office:value-type="string">
            <text:p>Undateabl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table:number-columns-repeated="1019"/>
        </table:table-row>
        <table:table-row table:style-name="ro2" table:number-rows-repeated="3">
          <table:table-cell table:style-name="Default" table:number-columns-repeated="5"/>
          <table:table-cell table:number-columns-repeated="1019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ch Up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number-columns-repeated="2" table:default-cell-style-name="ce1"/>
        <table:table-column table:style-name="co6" table:default-cell-style-name="Default"/>
        <table:table-row table:style-name="ro1">
          <table:table-cell table:style-name="Default" office:value-type="string">
            <text:p>Title</text:p>
          </table:table-cell>
          <table:table-cell table:style-name="Default" office:value-type="string">
            <text:p>Status</text:p>
          </table:table-cell>
          <table:table-cell table:style-name="Default" office:value-type="string">
            <text:p>Category</text:p>
          </table:table-cell>
          <table:table-cell table:style-name="Default" office:value-type="string">
            <text:p>Platform</text:p>
          </table:table-cell>
          <table:table-cell table:style-name="Default" office:value-type="string">
            <text:p>Network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Idiot Sitter</text:p>
          </table:table-cell>
          <table:table-cell table:style-name="Default" office:value-type="string">
            <text:p>Hiatus</text:p>
          </table:table-cell>
          <table:table-cell table:style-name="Default" office:value-type="string">
            <text:p>Sitcom</text:p>
          </table:table-cell>
          <table:table-cell table:style-name="Default" office:value-type="string">
            <text:p>Hulu.com</text:p>
          </table:table-cell>
          <table:table-cell table:style-name="Default"/>
          <table:table-cell/>
        </table:table-row>
        <table:table-row table:style-name="ro2">
          <table:table-cell office:value-type="string">
            <text:p>Defiance</text:p>
          </table:table-cell>
          <table:table-cell office:value-type="string">
            <text:p>No Access</text:p>
          </table:table-cell>
          <table:table-cell office:value-type="string">
            <text:p>Detective</text:p>
          </table:table-cell>
          <table:table-cell office:value-type="string">
            <text:p>syfy.com</text:p>
          </table:table-cell>
          <table:table-cell office:value-type="string">
            <text:p>Syfy</text:p>
          </table:table-cell>
          <table:table-cell/>
        </table:table-row>
        <table:table-row table:style-name="ro4">
          <table:table-cell office:value-type="string">
            <text:p>Strain, The</text:p>
          </table:table-cell>
          <table:table-cell office:value-type="string">
            <text:p>No Access</text:p>
          </table:table-cell>
          <table:table-cell office:value-type="string">
            <text:p>Survival</text:p>
          </table:table-cell>
          <table:table-cell office:value-type="string">
            <text:p>fxnetwork.com</text:p>
          </table:table-cell>
          <table:table-cell office:value-type="string">
            <text:p>FX</text:p>
          </table:table-cell>
          <table:table-cell/>
        </table:table-row>
        <table:table-row table:style-name="ro2">
          <table:table-cell office:value-type="string">
            <text:p>Falling Skies</text:p>
          </table:table-cell>
          <table:table-cell office:value-type="string">
            <text:p>Cancelled</text:p>
          </table:table-cell>
          <table:table-cell office:value-type="string">
            <text:p>Survival</text:p>
          </table:table-cell>
          <table:table-cell office:value-type="string">
            <text:p>n/a</text:p>
          </table:table-cell>
          <table:table-cell office:value-type="string">
            <text:p>TNT</text:p>
          </table:table-cell>
          <table:table-cell/>
        </table:table-row>
      </table:table>
      <table:table table:name="Future Wat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Platform</text:p>
          </table:table-cell>
          <table:table-cell office:value-type="string">
            <text:p>Network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Powers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12 Monkeys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Finding Carter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Constantin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NBC</text:p>
          </table:table-cell>
          <table:table-cell/>
        </table:table-row>
        <table:table-row table:style-name="ro1">
          <table:table-cell office:value-type="string">
            <text:p>The Family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How to Get Away with Murder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Pretty Little Liars</text:p>
          </table:table-cell>
          <table:table-cell office:value-type="string">
            <text:p>No Access</text:p>
          </table:table-cell>
          <table:table-cell table:number-columns-repeated="4"/>
        </table:table-row>
        <table:table-row table:style-name="ro1">
          <table:table-cell office:value-type="string">
            <text:p>Switched at Birth</text:p>
          </table:table-cell>
          <table:table-cell office:value-type="string">
            <text:p>No Access</text:p>
          </table:table-cell>
          <table:table-cell table:number-columns-repeated="4"/>
        </table:table-row>
        <table:table-row table:style-name="ro1">
          <table:table-cell office:value-type="string">
            <text:p>Being Human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Game of Thrones</text:p>
          </table:table-cell>
          <table:table-cell office:value-type="string">
            <text:p>Hiatus</text:p>
          </table:table-cell>
          <table:table-cell table:number-columns-repeated="4"/>
        </table:table-row>
        <table:table-row table:style-name="ro1">
          <table:table-cell office:value-type="string">
            <text:p>Dead Beat</text:p>
          </table:table-cell>
          <table:table-cell office:value-type="string">
            <text:p>Season 3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/>
        </table:table-row>
      </table:table>
      <table:database-ranges>
        <table:database-range table:target-range-address="'Watch List'.A1:'Watch List'.AMJ1048558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4/22/2016</text:date>, <text:time>19:1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H13M26S</meta:editing-duration>
    <meta:editing-cycles>7</meta:editing-cycles>
    <meta:generator>OpenOffice.org/3.3$Win32 OpenOffice.org_project/330m20$Build-9567</meta:generator>
    <dc:date>2016-04-22T19:16:02.75</dc:date>
    <meta:document-statistic meta:table-count="3" meta:cell-count="355" meta:object-count="0"/>
    <meta:user-defined meta:name="Info 1"/>
    <meta:user-defined meta:name="Info 2"/>
    <meta:user-defined meta:name="Info 3"/>
    <meta:user-defined meta:name="Info 4"/>
  </office:meta>
</office:document-meta>
</file>